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that after checking "Remember me" checkbox user is able to access the app without log in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Verify that "Remember me" checkbox is located under "Password" field<text:s/></text:p>
          </table:table-cell>
          <table:table-cell office:value-type="string" table:style-name="ce4">
            <text:p>"Remember me" checkbox is located under<text:s/></text:p>
            <text:p>"Password" field<text:s/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5. Verify that by default, "Remember me" checkbox is unchecked</text:p>
          </table:table-cell>
          <table:table-cell office:value-type="string" table:style-name="ce3">
            <text:p>By default, "Remember me" checkbox is uncheck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6. Enter the Username</text:p>
          </table:table-cell>
          <table:table-cell office:value-type="string" table:style-name="ce3">
            <text:p>Username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7. Enter the Password</text:p>
          </table:table-cell>
          <table:table-cell office:value-type="string" table:style-name="ce3">
            <text:p>Password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8. Check "Remember me" checkbox</text:p>
          </table:table-cell>
          <table:table-cell office:value-type="string" table:style-name="ce3">
            <text:p>"Remember me" checkbox is check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9. Click on Log in button</text:p>
          </table:table-cell>
          <table:table-cell office:value-type="string" table:style-name="ce3">
            <text:p>User is redirected to Dashbo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 Exit the browser</text:p>
          </table:table-cell>
          <table:table-cell office:value-type="string" table:style-name="ce3">
            <text:p>The browser is clos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Open the browser again</text:p>
          </table:table-cell>
          <table:table-cell office:value-type="string" table:style-name="ce3">
            <text:p>The 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3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 Press Enter</text:p>
          </table:table-cell>
          <table:table-cell office:value-type="string" table:style-name="ce4">
            <text:p>User is automatically directed to Dashboard without log in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11:43Z</meta:creation-date>
    <dc:date>2022-07-01T08:34:27Z</dc:date>
  </office:meta>
</office:document-meta>
</file>